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74in"/>
    </style:style>
    <style:style style:name="co2" style:family="table-column">
      <style:table-column-properties fo:break-before="auto" style:column-width="3.3756in"/>
    </style:style>
    <style:style style:name="co3" style:family="table-column">
      <style:table-column-properties fo:break-before="auto" style:column-width="5.4402in"/>
    </style:style>
    <style:style style:name="co4" style:family="table-column">
      <style:table-column-properties fo:break-before="auto" style:column-width="3.823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Original Image URL</text:p>
          </table:table-cell>
          <table:table-cell office:value-type="string">
            <text:p>Username</text:p>
          </table:table-cell>
          <table:table-cell office:value-type="string">
            <text:p>Original URL for Vectors or PSD files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<text:a xlink:href="http://i.imgur.com/T2g8XXF.jpg">http://i.imgur.com/T2g8XXF.jpg</text:a></text:p>
          </table:table-cell>
          <table:table-cell table:style-name="Default" office:value-type="string">
            <text:p><text:a xlink:href="http://www.reddit.com/u/Ddlbruton">http://www.reddit.com/u/Ddlbruton</text:a></text:p>
          </table:table-cell>
          <table:table-cell office:value-type="string">
            <text:p><text:a xlink:href="http://www.datafilehost.com/d/72a3d920">http://www.datafilehost.com/d/72a3d920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fvf7nkq.jpg">http://i.imgur.com/fvf7nkq.jpg</text:a></text:p>
          </table:table-cell>
          <table:table-cell office:value-type="string">
            <text:p><text:a xlink:href="http://www.reddit.com/u/Feith">http://www.reddit.com/u/Feith</text:a></text:p>
          </table:table-cell>
          <table:table-cell office:value-type="string">
            <text:p><text:a xlink:href="https://mega.co.nz/#!jgFGjbLR!u3wNwe0Yru0qkpLamsxJA4E-Tywq3uxBGrBaI0mTGgw">https://mega.co.nz/#!jgFGjbLR!u3wNwe0Yru0qkpLamsxJA4E-Tywq3uxBGrBaI0mTGgw</text:a>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<text:a xlink:href="http://i.imgur.com/D1gBuvg.png">http://i.imgur.com/D1gBuvg.png</text:a></text:p>
          </table:table-cell>
          <table:table-cell office:value-type="string">
            <text:p><text:a xlink:href="http://www.reddit.com/u/MinedCraftian">http://www.reddit.com/u/MinedCraftian</text:a></text:p>
          </table:table-cell>
          <table:table-cell office:value-type="string">
            <text:p><text:a xlink:href="https://www.mediafire.com/?x634bht1501l868">https://www.mediafire.com/?x634bht1501l868</text:a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<text:a xlink:href="http://i.imgur.com/1J1Hcgs.png">http://i.imgur.com/1J1Hcgs.png</text:a></text:p>
          </table:table-cell>
          <table:table-cell office:value-type="string">
            <text:p><text:a xlink:href="http://www.reddit.com/u/arrakis3k">http://www.reddit.com/u/arrakis3k</text:a></text:p>
          </table:table-cell>
          <table:table-cell office:value-type="string">
            <text:p><text:a xlink:href="https://www.dropbox.com/s/635p0skaazp4zj5/dogecoin-add.psd?dl=0">https://www.dropbox.com/s/635p0skaazp4zj5/dogecoin-add.psd?dl=0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sYSC44e.jpg">http://i.imgur.com/sYSC44e.jpg</text:a></text:p>
          </table:table-cell>
          <table:table-cell office:value-type="string">
            <text:p><text:a xlink:href="http://www.reddit.com/u/philosophy_and_cake">http://www.reddit.com/u/philosophy_and_cake</text:a>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://i.imgur.com/IsSNPPN.jpg">http://i.imgur.com/IsSNPPN.jpg</text:a></text:p>
          </table:table-cell>
          <table:table-cell office:value-type="string">
            <text:p><text:a xlink:href="http://www.reddit.com/u/currency4world">http://www.reddit.com/u/currency4world</text:a></text:p>
          </table:table-cell>
          <table:table-cell office:value-type="string">
            <text:p><text:a xlink:href="http://doge.psycholog.co.uk/doge-tip-button">http://doge.psycholog.co.uk/doge-tip-button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iaGP0CC.png">http://i.imgur.com/iaGP0CC.png</text:a></text:p>
          </table:table-cell>
          <table:table-cell office:value-type="string">
            <text:p><text:a xlink:href="http://www.reddit.com/u/gugubo">http://www.reddit.com/u/gugubo</text:a></text:p>
          </table:table-cell>
          <table:table-cell office:value-type="string">
            <text:p><text:a xlink:href="http://www.mediafire.com/download/fm6ah47h580l684/dogecoin+ad.psd">http://www.mediafire.com/download/fm6ah47h580l684/dogecoin+ad.psd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FvZ1x73.png">http://i.imgur.com/FvZ1x73.png</text:a></text:p>
          </table:table-cell>
          <table:table-cell office:value-type="string">
            <text:p><text:a xlink:href="http://www.reddit.com/u/Team_Slacker">http://www.reddit.com/u/Team_Slacker</text:a></text:p>
          </table:table-cell>
          <table:table-cell office:value-type="string">
            <text:p><text:a xlink:href="http://www.mediafire.com/download/q9g0qe5nop0h3u6/Doge_Ad_Project.pdn">http://www.mediafire.com/download/q9g0qe5nop0h3u6/Doge_Ad_Project.pdn</text:a></text:p>
          </table:table-cell>
          <table:table-cell table:number-columns-repeated="1021"/>
        </table:table-row>
        <table:table-row table:style-name="ro1">
          <table:table-cell office:value-type="string">
            <text:p>http://i.imgur.com/mWPyBge.png</text:p>
          </table:table-cell>
          <table:table-cell office:value-type="string">
            <text:p><text:a xlink:href="http://www.reddit.com/u/Jasdac">http://www.reddit.com/u/Jasdac</text:a></text:p>
          </table:table-cell>
          <table:table-cell office:value-type="string">
            <text:p><text:a xlink:href="http://www.filedropper.com/dogecoin">http://www.filedropper.com/dogecoin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gVCpYkA.png">http://i.imgur.com/gVCpYkA.png</text:a></text:p>
          </table:table-cell>
          <table:table-cell office:value-type="string">
            <text:p><text:a xlink:href="http://www.reddit.com/u/cainezedd">http://www.reddit.com/u/cainezedd</text:a></text:p>
          </table:table-cell>
          <table:table-cell office:value-type="string">
            <text:p><text:a xlink:href="http://www.mediafire.com/download/u81syxskuoiic9c/Doge_Ad_PSD.psd">http://www.mediafire.com/download/u81syxskuoiic9c/Doge_Ad_PSD.psd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xhkeCWn.png">http://i.imgur.com/xhkeCWn.png</text:a></text:p>
          </table:table-cell>
          <table:table-cell office:value-type="string">
            <text:p><text:a xlink:href="http://www.reddit.com/u/shitshit1337">http://www.reddit.com/u/shitshit1337</text:a></text:p>
          </table:table-cell>
          <table:table-cell office:value-type="string">
            <text:p><text:a xlink:href="http://expirebox.com/download/c9a1cf61943736f218d452fc6a4d4133.html">http://expirebox.com/download/c9a1cf61943736f218d452fc6a4d4133.html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B40N4Bx.jpg">http://i.imgur.com/B40N4Bx.jpg</text:a></text:p>
          </table:table-cell>
          <table:table-cell office:value-type="string">
            <text:p><text:a xlink:href="http://www.reddit.com/u/biz_owner">http://www.reddit.com/u/biz_owner</text:a></text:p>
          </table:table-cell>
          <table:table-cell office:value-type="string">
            <text:p><text:a xlink:href="https://dl.dropboxusercontent.com/u/57901571/DOGECOIN%20AD.psd">https://dl.dropboxusercontent.com/u/57901571/DOGECOIN%20AD.psd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qwo7WwA.jpg">http://i.imgur.com/qwo7WwA.jpg</text:a></text:p>
          </table:table-cell>
          <table:table-cell office:value-type="string">
            <text:p><text:a xlink:href="http://www.reddit.com/u/justvaow2">http://www.reddit.com/u/justvaow2</text:a></text:p>
          </table:table-cell>
          <table:table-cell office:value-type="string">
            <text:p><text:a xlink:href="http://www.filedropper.com/dogecoinadfinal">http://www.filedropper.com/dogecoinadfinal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L4CcJ6L.png">http://i.imgur.com/L4CcJ6L.png</text:a></text:p>
          </table:table-cell>
          <table:table-cell office:value-type="string">
            <text:p><text:a xlink:href="http://www.reddit.com/u/theslothoverlord">http://www.reddit.com/u/theslothoverlord</text:a>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://i.imgur.com/C1zFH5f.png">http://i.imgur.com/C1zFH5f.png</text:a></text:p>
          </table:table-cell>
          <table:table-cell office:value-type="string">
            <text:p><text:a xlink:href="http://www.reddit.com/u/creezfreez">http://www.reddit.com/u/creezfreez</text:a></text:p>
          </table:table-cell>
          <table:table-cell office:value-type="string">
            <text:p><text:a xlink:href="https://www.mediafire.com/?kj4cowps3jak6j8">https://www.mediafire.com/?kj4cowps3jak6j8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OcXcDE7.png">http://i.imgur.com/OcXcDE7.png</text:a></text:p>
          </table:table-cell>
          <table:table-cell office:value-type="string">
            <text:p><text:a xlink:href="http://www.reddit.com/u/teemoalllanes">http://www.reddit.com/u/teemoalllanes</text:a></text:p>
          </table:table-cell>
          <table:table-cell office:value-type="string">
            <text:p><text:a xlink:href="https://i.imgur.com/yQuJYNw.jpg">https://i.imgur.com/yQuJYNw.jpg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4nSTP0n.jpg">http://i.imgur.com/4nSTP0n.jpg</text:a></text:p>
          </table:table-cell>
          <table:table-cell office:value-type="string">
            <text:p><text:a xlink:href="http://www.reddit.com/u/aesarium">http://www.reddit.com/u/aesarium</text:a></text:p>
          </table:table-cell>
          <table:table-cell office:value-type="string">
            <text:p><text:a xlink:href="http://www.filedropper.com/ad_1">http://www.filedropper.com/ad_1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hVDNVrY.jpg">http://i.imgur.com/hVDNVrY.jpg</text:a></text:p>
          </table:table-cell>
          <table:table-cell office:value-type="string">
            <text:p><text:a xlink:href="http://www.reddit.com/u/NotAHatBot">http://www.reddit.com/u/NotAHatBot</text:a>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://i.imgur.com/UqZRBJP.jpg">http://i.imgur.com/UqZRBJP.jpg</text:a></text:p>
          </table:table-cell>
          <table:table-cell office:value-type="string">
            <text:p><text:a xlink:href="http://www.reddit.com/u/no1stunna">http://www.reddit.com/u/no1stunna</text:a></text:p>
          </table:table-cell>
          <table:table-cell office:value-type="string">
            <text:p><text:a xlink:href="http://www.mediafire.com/download/9hem86s2kahsux9/DOGE2.psd">http://www.mediafire.com/download/9hem86s2kahsux9/DOGE2.psd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VZyARnq.jpg">http://i.imgur.com/VZyARnq.jpg</text:a></text:p>
          </table:table-cell>
          <table:table-cell office:value-type="string">
            <text:p><text:a xlink:href="http://www.reddit.com/u/urbanpretzle">http://www.reddit.com/u/urbanpretzle</text:a></text:p>
          </table:table-cell>
          <table:table-cell office:value-type="string">
            <text:p><text:a xlink:href="http://www.mediafire.com/download/xg40o0nqy5srzsf/dogecoin_advert_submition.pdn">http://www.mediafire.com/download/xg40o0nqy5srzsf/dogecoin_advert_submition.pdn</text:a></text:p>
          </table:table-cell>
          <table:table-cell table:number-columns-repeated="1021"/>
        </table:table-row>
        <table:table-row table:style-name="ro1">
          <table:table-cell office:value-type="string">
            <text:p><text:a xlink:href="http://i.imgur.com/idFjmk9.png">http://i.imgur.com/idFjmk9.png</text:a></text:p>
          </table:table-cell>
          <table:table-cell office:value-type="string">
            <text:p><text:a xlink:href="http://www.reddit.com/u/th_s4m0ht">http://www.reddit.com/u/th_s4m0ht</text:a></text:p>
          </table:table-cell>
          <table:table-cell table:number-columns-repeated="1022"/>
        </table:table-row>
        <table:table-row table:style-name="ro1">
          <table:table-cell office:value-type="string">
            <text:p>http://i.imgur.com/41PcuyG.png</text:p>
          </table:table-cell>
          <table:table-cell office:value-type="string">
            <text:p><text:a xlink:href="http://www.reddit.com/u/itshazardous">http://www.reddit.com/u/itshazardous</text:a></text:p>
          </table:table-cell>
          <table:table-cell table:number-columns-repeated="1022"/>
        </table:table-row>
        <table:table-row table:style-name="ro1">
          <table:table-cell office:value-type="string">
            <text:p>http://i.imgur.com/hhYFD1k.png</text:p>
          </table:table-cell>
          <table:table-cell office:value-type="string">
            <text:p><text:a xlink:href="http://www.reddit.com/u/felloutboy">http://www.reddit.com/u/felloutboy</text:a></text:p>
          </table:table-cell>
          <table:table-cell office:value-type="string">
            <text:p><text:a xlink:href="http://www.filedropper.com/addoge1hi">http://www.filedropper.com/addoge1hi</text:a>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9/15/2014</text:date>, <text:time>16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Evanosich</meta:initial-creator>
    <meta:creation-date>2014-09-15T15:49:47.99</meta:creation-date>
    <meta:generator>OpenOffice/4.1.0$Win32 OpenOffice.org_project/410m18$Build-9764</meta:generator>
    <dc:date>2014-09-15T16:36:49.12</dc:date>
    <dc:creator>Edward Evanosich</dc:creator>
    <meta:editing-duration>PT47M5S</meta:editing-duration>
    <meta:editing-cycles>4</meta:editing-cycles>
    <meta:document-statistic meta:table-count="3" meta:cell-count="67" meta:object-count="0"/>
  </office:meta>
</office:document-meta>
</file>